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officeooo:paragraph-rsid="002008f9"/>
    </style:style>
    <style:style style:name="P5" style:family="paragraph" style:parent-style-name="codeSource">
      <style:text-properties fo:font-size="8pt" style:font-size-asian="8pt" style:font-size-complex="8pt"/>
    </style:style>
    <style:style style:name="P6" style:family="paragraph" style:parent-style-name="codeSource">
      <style:text-properties officeooo:rsid="00239efa" officeooo:paragraph-rsid="00239efa"/>
    </style:style>
    <style:style style:name="P7" style:family="paragraph" style:parent-style-name="Standard">
      <style:paragraph-properties fo:break-before="page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2008f9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5" style:family="paragraph">
      <loext:graphic-properties draw:fill-color="#ffffff"/>
      <style:paragraph-properties fo:text-align="center"/>
    </style:style>
    <style:style style:name="T1" style:family="text">
      <style:text-properties officeooo:rsid="002008f9"/>
    </style:style>
    <style:style style:name="T2" style:family="text">
      <style:text-properties officeooo:rsid="0021cc2f"/>
    </style:style>
    <style:style style:name="T3" style:family="text">
      <style:text-properties officeooo:rsid="00239efa"/>
    </style:style>
    <style:style style:name="T4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vertical-align="middle" draw:auto-grow-height="false" fo:min-height="0.75cm" fo:min-width="0.49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ffffff" fo:min-height="0.7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svg:stroke-color="#ffffff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) Donnez l'affichage du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</text:p>
      <text:p text:style-name="codeSource"><text:tab/>fork();</text:p>
      <text:p text:style-name="codeSource"><text:tab/>fork();</text:p>
      <text:p text:style-name="codeSource"><text:tab/>fork();</text:p>
      <text:p text:style-name="codeSource"><text:tab/>printf("* ");</text:p>
      <text:p text:style-name="codeSource"><text:tab/></text:p>
      <text:p text:style-name="codeSource"/>
      <text:p text:style-name="codeSource"><text:tab/>return EXIT_SUCCESS;</text:p>
      <text:p text:style-name="codeSource">}</text:p>
      <text:p text:style-name="Standard"/>
      <text:p text:style-name="P2">2) Dessinez l'arbre des processus généré par le programme suivant:</text:p>
      <text:p text:style-name="Standard"/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codeSource"><text:tab/>pid1 = fork();</text:p>
      <text:p text:style-name="codeSource"><text:tab/>if ( pid1 == 0 )<text:span text:style-name="T2"><text:tab/>//p1</text:span></text:p>
      <text:p text:style-name="codeSource"><text:tab/>{</text:p>
      <text:p text:style-name="codeSource"><text:tab/><text:tab/>printf ( "p1\n" );</text:p>
      <text:p text:style-name="codeSource"><text:tab/>}</text:p>
      <text:p text:style-name="codeSource"><text:tab/>else<text:span text:style-name="T2"><text:tab/>//p4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2"><text:tab/>//p2</text:span></text:p>
      <text:p text:style-name="codeSource"><text:tab/><text:tab/>{</text:p>
      <text:p text:style-name="codeSource"><text:tab/><text:tab/><text:tab/>printf ( "p2\n" );</text:p>
      <text:p text:style-name="codeSource"><text:tab/><text:tab/>}</text:p>
      <text:p text:style-name="codeSource"><text:tab/><text:tab/>else<text:span text:style-name="T2"><text:tab/>//p4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2"><text:tab/>//p3</text:span></text:p>
      <text:p text:style-name="codeSource"><text:tab/><text:tab/><text:tab/>{</text:p>
      <text:p text:style-name="codeSource"><text:tab/><text:tab/><text:tab/><text:tab/>printf ( "p3\n" );</text:p>
      <text:p text:style-name="codeSource"><text:tab/><text:tab/><text:tab/>}</text:p>
      <text:p text:style-name="codeSource"><text:tab/><text:tab/><text:tab/>else<text:span text:style-name="T2"><text:tab/>//p4</text:span></text:p>
      <text:p text:style-name="codeSource"><text:tab/><text:tab/><text:tab/>{</text:p>
      <text:p text:style-name="codeSource"><text:tab/><text:tab/><text:tab/><text:tab/>printf ( "p4\n" );</text:p>
      <text:p text:style-name="codeSource"><text:tab/><text:tab/><text:tab/>}</text:p>
      <text:p text:style-name="codeSource"><text:tab/><text:tab/>}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P8">3) Dessinez l'arbre des processus généré par le programme suivant:</text:p>
      <text:p text:style-name="codeSource">#include &lt;stdio.h&gt;</text:p>
      <text:p text:style-name="codeSource">#include &lt;stdlib.h&gt;</text:p>
      <text:p text:style-name="codeSource"/>
      <text:p text:style-name="codeSource">int main ( int argc, char *argv[] )</text:p>
      <text:p text:style-name="codeSource">{</text:p>
      <text:p text:style-name="codeSource"><text:tab/>int pid1,pid2,pid3;</text:p>
      <text:p text:style-name="P6">//p4</text:p>
      <text:p text:style-name="codeSource"><text:tab/>pid1 = fork();</text:p>
      <text:p text:style-name="codeSource"><text:tab/>if ( pid1 == 0 )<text:span text:style-name="T3"><text:tab/>//p3</text:span></text:p>
      <text:p text:style-name="codeSource"><text:tab/>{</text:p>
      <text:p text:style-name="codeSource"><text:tab/><text:tab/>pid2 = fork();</text:p>
      <text:p text:style-name="codeSource"><text:tab/><text:tab/>if ( pid2 == 0 )<text:span text:style-name="T3"><text:tab/>//p2</text:span></text:p>
      <text:p text:style-name="codeSource"><text:tab/><text:tab/>{</text:p>
      <text:p text:style-name="codeSource"><text:tab/><text:tab/><text:tab/>pid3 = fork();</text:p>
      <text:p text:style-name="codeSource"><text:tab/><text:tab/><text:tab/>if ( pid3 == 0 )<text:span text:style-name="T3"><text:tab/>//p1</text:span></text:p>
      <text:p text:style-name="codeSource"><text:tab/><text:tab/><text:tab/>{</text:p>
      <text:p text:style-name="codeSource"><text:tab/><text:tab/><text:tab/><text:tab/>printf ( "p1\n" );</text:p>
      <text:p text:style-name="codeSource"><text:tab/><text:tab/><text:tab/>}</text:p>
      <text:p text:style-name="codeSource"><text:tab/><text:tab/><text:tab/>else<text:span text:style-name="T3"><text:tab/>//p2</text:span></text:p>
      <text:p text:style-name="codeSource"><text:tab/><text:tab/><text:tab/>{<text:tab/><text:tab/></text:p>
      <text:p text:style-name="codeSource"><text:tab/><text:tab/><text:tab/><text:tab/>printf ( "p2\n" );</text:p>
      <text:p text:style-name="codeSource"><text:tab/><text:tab/><text:tab/>}</text:p>
      <text:p text:style-name="codeSource"><text:tab/><text:tab/>}</text:p>
      <text:p text:style-name="codeSource"><text:tab/><text:tab/>else<text:span text:style-name="T3"><text:tab/>//p3</text:span></text:p>
      <text:p text:style-name="codeSource"><text:tab/><text:tab/>{<text:tab/><text:tab/><text:tab/></text:p>
      <text:p text:style-name="codeSource"><text:tab/><text:tab/><text:tab/>printf ( "p3\n" );</text:p>
      <text:p text:style-name="codeSource"><text:tab/><text:tab/>}</text:p>
      <text:p text:style-name="codeSource"><text:tab/>}</text:p>
      <text:p text:style-name="codeSource"><text:tab/>else<text:span text:style-name="T3"><text:tab/>//p4</text:span></text:p>
      <text:p text:style-name="codeSource"><text:tab/>{</text:p>
      <text:p text:style-name="codeSource"><text:tab/><text:tab/>printf ( "p4\n" );</text:p>
      <text:p text:style-name="codeSource"><text:tab/>}</text:p>
      <text:p text:style-name="codeSource"><text:tab/>return EXIT_SUCCESS;</text:p>
      <text:p text:style-name="codeSource">}</text:p>
      <text:p text:style-name="Standard"/>
      <text:p text:style-name="Standard"/>
      <text:p text:style-name="P7">Soit le programme suivant:</text:p>
      <text:p text:style-name="P5">#include &lt;stdio.h&gt;</text:p>
      <text:p text:style-name="P5">#include &lt;stdlib.h&gt;</text:p>
      <text:p text:style-name="P5"/>
      <text:p text:style-name="P5">int main ( int argc, char *argv[] )</text:p>
      <text:p text:style-name="P5">{</text:p>
      <text:p text:style-name="P5"><text:tab/>int pid1,pid2;</text:p>
      <text:p text:style-name="P5"><text:tab/>pid1 = fork();</text:p>
      <text:p text:style-name="P5"><text:tab/>if ( pid1 == 0 )</text:p>
      <text:p text:style-name="P5"><text:tab/>{</text:p>
      <text:p text:style-name="P5"><text:tab/><text:tab/>boite("boite1","pid1=0");</text:p>
      <text:p text:style-name="P5"><text:tab/><text:tab/>pid2 = fork();</text:p>
      <text:p text:style-name="P5"><text:tab/><text:tab/>if ( pid2 == 0 )</text:p>
      <text:p text:style-name="P5"><text:tab/><text:tab/>{</text:p>
      <text:p text:style-name="P5"><text:tab/><text:tab/><text:tab/>boite("boite2","pid2=0");</text:p>
      <text:p text:style-name="P5"><text:tab/><text:tab/>}</text:p>
      <text:p text:style-name="P5"><text:tab/><text:tab/>else</text:p>
      <text:p text:style-name="P5"><text:tab/><text:tab/>{<text:tab/><text:tab/><text:tab/></text:p>
      <text:p text:style-name="P5"><text:tab/><text:tab/><text:tab/>boite("boite3","pid2&lt;&gt;0");</text:p>
      <text:p text:style-name="P5"><text:tab/><text:tab/>}</text:p>
      <text:p text:style-name="P5"><text:tab/>}</text:p>
      <text:p text:style-name="P5"><text:tab/>else</text:p>
      <text:p text:style-name="P5"><text:tab/>{</text:p>
      <text:p text:style-name="P5"><text:tab/><text:tab/>boite("boite4","pid1&lt;&gt;0");</text:p>
      <text:p text:style-name="P5"><text:tab/>}</text:p>
      <text:p text:style-name="P5"><text:tab/>return EXIT_SUCCESS;</text:p>
      <text:p text:style-name="P5">}</text:p>
      <text:p text:style-name="P4"><draw:rect text:anchor-type="paragraph" draw:z-index="1" draw:style-name="gr5" draw:text-style-name="P15" svg:width="0.456cm" svg:height="0.301cm" svg:x="5.98cm" svg:y="5.897cm"><text:p/></draw:rect>Compilez le programme ci-dessus en modifiant les options du projet comme indiqué dans le fichier <text:span text:style-name="T1"><text:s/>d'explication présent sur le site.</text:span></text:p>
      <text:p text:style-name="P9">5) Que donne le programme à l'exécution ?</text:p>
      <text:p text:style-name="P2">6) Que pouvez-vous dire de la fonction boite?</text:p>
      <text:p text:style-name="Standard"/>
      <text:p text:style-name="P2">7) Ecrire un programme donnant l'arbre des processus suivant:</text:p>
      <text:p text:style-name="Standard"/>
      <text:p text:style-name="P1"><draw:g text:anchor-type="as-char" draw:z-index="0" draw:style-name="gr1"><draw:custom-shape draw:style-name="gr2" draw:text-style-name="P11" xml:id="id1" draw:id="id1" svg:width="2.001cm" svg:height="1.9cm" svg:x="2.3cm" svg:y="0cm"><text:p text:style-name="P10"><text:span text:style-name="T4">P1</text:span>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frame draw:style-name="gr3" draw:text-style-name="P13" xml:id="id2" draw:id="id2" svg:width="1.502cm" svg:height="1.001cm" svg:x="2.499cm" svg:y="3.3cm"><draw:text-box><text:p text:style-name="P12"><text:span text:style-name="T4">P3</text:span></text:p></draw:text-box></draw:frame><draw:frame draw:style-name="gr3" draw:text-style-name="P13" xml:id="id4" draw:id="id4" svg:width="1.502cm" svg:height="1.001cm" svg:x="5.399cm" svg:y="3.3cm"><draw:text-box><text:p text:style-name="P12"><text:span text:style-name="T4">P4</text:span></text:p></draw:text-box></draw:frame><draw:frame draw:style-name="gr3" draw:text-style-name="P13" xml:id="id3" draw:id="id3" svg:width="1.5cm" svg:height="1.001cm" svg:x="0cm" svg:y="3.3cm"><draw:text-box><text:p text:style-name="P12"><text:span text:style-name="T4">P2</text:span></text:p></draw:text-box></draw:frame><draw:frame draw:style-name="gr3" draw:text-style-name="P13" xml:id="id5" draw:id="id5" svg:width="1.5cm" svg:height="1.001cm" svg:x="2.6cm" svg:y="5.099cm"><draw:text-box><text:p text:style-name="P12"><text:span text:style-name="T4">P5</text:span></text:p></draw:text-box></draw:frame><draw:frame draw:style-name="gr3" draw:text-style-name="P13" xml:id="id6" draw:id="id6" svg:width="1.5cm" svg:height="1.001cm" svg:x="0.7cm" svg:y="7.301cm"><draw:text-box><text:p text:style-name="P12"><text:span text:style-name="T4">P6</text:span></text:p></draw:text-box></draw:frame><draw:frame draw:style-name="gr3" draw:text-style-name="P13" xml:id="id7" draw:id="id7" svg:width="1.5cm" svg:height="1.001cm" svg:x="4.701cm" svg:y="7.301cm"><draw:text-box><text:p text:style-name="P12"><text:span text:style-name="T4">P7</text:span></text:p></draw:text-box></draw:frame><draw:connector draw:style-name="gr4" draw:text-style-name="P14" svg:x1="3.3cm" svg:y1="1.901cm" svg:x2="3.249cm" svg:y2="3.302cm" draw:start-shape="id1" draw:start-glue-point="8" draw:end-shape="id2" svg:d="M3300-2250v701h-51v700" svg:viewBox="0 0 53 1402"><text:p/></draw:connector><draw:connector draw:style-name="gr4" draw:text-style-name="P14" svg:x1="2.499cm" svg:y1="3.8cm" svg:x2="1.499cm" svg:y2="3.8cm" draw:start-shape="id2" draw:start-glue-point="3" draw:end-shape="id3" draw:end-glue-point="1" svg:d="M2499-351h-1000" svg:viewBox="0 0 1002 2"><text:p/></draw:connector><draw:connector draw:style-name="gr4" draw:text-style-name="P14" svg:x1="4.001cm" svg:y1="3.8cm" svg:x2="5.399cm" svg:y2="3.8cm" draw:start-shape="id2" draw:start-glue-point="1" draw:end-shape="id4" svg:d="M4001-351h1398" svg:viewBox="0 0 1401 2"><text:p/></draw:connector><draw:connector draw:style-name="gr4" draw:text-style-name="P14" svg:x1="3.249cm" svg:y1="4.3cm" svg:x2="3.35cm" svg:y2="5.099cm" draw:start-shape="id2" draw:start-glue-point="2" draw:end-shape="id5" draw:end-glue-point="0" svg:d="M3249 150v400h101v399" svg:viewBox="0 0 102 801"><text:p/></draw:connector><draw:connector draw:style-name="gr4" draw:text-style-name="P14" svg:x1="3.35cm" svg:y1="6.1cm" svg:x2="1.45cm" svg:y2="7.301cm" draw:start-shape="id5" draw:start-glue-point="2" draw:end-shape="id6" draw:end-glue-point="0" svg:d="M3350 1950v602h-1900v599" svg:viewBox="0 0 1901 1203"><text:p/></draw:connector><draw:connector draw:style-name="gr4" draw:text-style-name="P14" svg:x1="3.35cm" svg:y1="6.1cm" svg:x2="5.45cm" svg:y2="7.301cm" draw:start-shape="id5" draw:start-glue-point="2" draw:end-shape="id7" draw:end-glue-point="0" svg:d="M3350 1950v602h2100v599" svg:viewBox="0 0 2103 1203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adornments="Normal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deSource" style:family="paragraph" style:parent-style-name="Standard" style:class="text">
      <style:paragraph-properties fo:padding="0.049cm" fo:border="0.06pt solid #000000" style:shadow="none"/>
      <style:text-properties style:font-name="Courier 10 Pitch" fo:font-family="'Courier 10 Pitch'" style:font-style-name="Normal" style:font-pitch="fixed" fo:font-size="10pt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09-30T11:55:13</meta:creation-date>
    <dc:date>2018-09-19T09:39:38.202647595</dc:date>
    <meta:editing-cycles>17</meta:editing-cycles>
    <meta:editing-duration>PT3H4M16S</meta:editing-duration>
    <meta:document-statistic meta:table-count="0" meta:image-count="0" meta:object-count="0" meta:page-count="3" meta:paragraph-count="111" meta:word-count="311" meta:character-count="1718" meta:non-whitespace-character-count="1352"/>
    <meta:user-defined meta:name="Info 1"/>
    <meta:user-defined meta:name="Info 2"/>
    <meta:user-defined meta:name="Info 3"/>
    <meta:user-defined meta:name="Info 4"/>
  </office:meta>
</office:document-meta>
</file>